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6e0" officeooo:paragraph-rsid="000e46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 Usuário se cadastra:</text:p>
      <text:p text:style-name="P1"><text:tab/>Insere nome;</text:p>
      <text:p text:style-name="P1"><text:tab/>Insere data de nascimento;</text:p>
      <text:p text:style-name="P1"><text:tab/>Insere cpf válido;</text:p>
      <text:p text:style-name="P1"><text:tab/>Insere rg (se desejar) válido;</text:p>
      <text:p text:style-name="P1"><text:tab/>Insere cep válido;</text:p>
      <text:p text:style-name="P1"><text:tab/><text:tab/>Sistema reconhece cidade e demais informações pertinentes</text:p>
      <text:p text:style-name="P1"><text:tab/>Insere e-mail existente;</text:p>
      <text:p text:style-name="P1"><text:tab/>Insere senha maior que 6 caracteres;</text:p>
      <text:p text:style-name="P1"/>
      <text:p text:style-name="P1">- Após cadastro usuário pode utilizar aplicação e receber dados sobre seu calendário de vacinação. &lt;</text:p>
      <text:p text:style-name="P1"/>
      <text:p text:style-name="P1">- Caso tenha dependentes, usuário pode cadastrar dependente de acordo com os dependentes existente na família:</text:p>
      <text:p text:style-name="P1"><text:tab/>Insere nome;</text:p>
      <text:p text:style-name="P1"><text:tab/>Insere data de nascimento;</text:p>
      <text:p text:style-name="P1"><text:tab/>Insere cpf válido;</text:p>
      <text:p text:style-name="P1"><text:tab/>Insere rg (se desejar) válido;</text:p>
      <text:p text:style-name="P1"/>
      <text:p text:style-name="P1">- Com dependentes cadastrado, usuário pode monitorar vacinação de seus dependent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itle">Panorama geral do P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5:28:43.620778486</meta:creation-date>
    <dc:date>2021-06-12T15:38:04.660767263</dc:date>
    <meta:editing-duration>PT9M21S</meta:editing-duration>
    <meta:editing-cycles>1</meta:editing-cycles>
    <meta:document-statistic meta:table-count="0" meta:image-count="0" meta:object-count="0" meta:page-count="1" meta:paragraph-count="17" meta:word-count="98" meta:character-count="655" meta:non-whitespace-character-count="561"/>
    <meta:generator>LibreOffice/6.4.7.2$Linux_X86_64 LibreOffice_project/40$Build-2</meta:generator>
  </office:meta>
</office:document-meta>
</file>